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order-left="none" fo:border-right="none" fo:border-top="0.74pt solid #000000"/>
    </style:style>
    <style:style style:name="ce2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2" style:family="table-cell" style:parent-style-name="Default">
      <style:table-cell-properties fo:border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6" table:default-cell-style-name="Default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style-name="ce24" office:value-type="string" calcext:value-type="string">
            <text:p>Scenario: Men’s Outerwear SHOP NOW button is interactable on the homepage</text:p>
          </table:table-cell>
          <table:table-cell table:style-name="ce24"/>
          <table:table-cell table:style-name="ce25"/>
        </table:table-row>
        <table:table-row table:style-name="ro2">
          <table:table-cell/>
          <table:table-cell table:style-name="ce19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style-name="ce24" table:number-columns-repeated="2"/>
          <table:table-cell table:style-name="ce2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style-name="ce24"/>
          <table:table-cell table:style-name="ce25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button is visi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The button is interacta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3" office:value-type="string" calcext:value-type="string">
            <text:p>TC15:</text:p>
          </table:table-cell>
          <table:table-cell table:style-name="ce24" office:value-type="string" calcext:value-type="string">
            <text:p>Scenario: Ladies Outerwear SHOP NOW button is interactable on the homepage</text:p>
          </table:table-cell>
          <table:table-cell table:style-name="ce24"/>
          <table:table-cell table:style-name="ce25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style-name="ce24" table:number-columns-repeated="2"/>
          <table:table-cell table:style-name="ce2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style-name="ce24"/>
          <table:table-cell table:style-name="ce25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button is visi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table:style-name="ce23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The button is interacta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3" office:value-type="string" calcext:value-type="string">
            <text:p>TC16:</text:p>
          </table:table-cell>
          <table:table-cell table:style-name="ce24" office:value-type="string" calcext:value-type="string">
            <text:p>Scenario: Men’s T-Shirts SHOP NOW button is interactable on the homepage</text:p>
          </table:table-cell>
          <table:table-cell table:style-name="ce24"/>
          <table:table-cell table:style-name="ce25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style-name="ce24" table:number-columns-repeated="2"/>
          <table:table-cell table:style-name="ce2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style-name="ce24"/>
          <table:table-cell table:style-name="ce25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button is visi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The button is interacta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3" office:value-type="string" calcext:value-type="string">
            <text:p>TC17:</text:p>
          </table:table-cell>
          <table:table-cell table:style-name="ce24" office:value-type="string" calcext:value-type="string">
            <text:p>Scenario: Ladies T-Shirts SHOP NOW button is interactable on the homepage</text:p>
          </table:table-cell>
          <table:table-cell table:style-name="ce24"/>
          <table:table-cell table:style-name="ce25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style-name="ce24" table:number-columns-repeated="2"/>
          <table:table-cell table:style-name="ce2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style-name="ce24"/>
          <table:table-cell table:style-name="ce25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button is visi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The button is interactable</text:p>
          </table:table-cell>
          <table:table-cell table:style-name="ce24"/>
          <table:table-cell table:style-name="ce2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3" office:value-type="string" calcext:value-type="string">
            <text:p>TC18:</text:p>
          </table:table-cell>
          <table:table-cell table:style-name="ce24" office:value-type="string" calcext:value-type="string">
            <text:p>Scenario: Men’s Outerwear header has correct text</text:p>
          </table:table-cell>
          <table:table-cell table:style-name="ce24"/>
          <table:table-cell table:style-name="ce25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style-name="ce24" table:number-columns-repeated="2"/>
          <table:table-cell table:style-name="ce2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style-name="ce24"/>
          <table:table-cell table:style-name="ce25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text is visi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Correct text is displayed</text:p>
          </table:table-cell>
          <table:table-cell table:style-name="ce24"/>
          <table:table-cell table:style-name="ce2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19:</text:p>
          </table:table-cell>
          <table:table-cell table:style-name="ce24" office:value-type="string" calcext:value-type="string">
            <text:p>Scenario: Ladies Outerwear header has correct text</text:p>
          </table:table-cell>
          <table:table-cell table:style-name="ce24"/>
          <table:table-cell table:style-name="ce25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style-name="ce24" table:number-columns-repeated="2"/>
          <table:table-cell table:style-name="ce2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style-name="ce24"/>
          <table:table-cell table:style-name="ce25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text is visi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Correct text is displayed</text:p>
          </table:table-cell>
          <table:table-cell table:style-name="ce24"/>
          <table:table-cell table:style-name="ce2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20:</text:p>
          </table:table-cell>
          <table:table-cell table:style-name="ce24" office:value-type="string" calcext:value-type="string">
            <text:p>Scenario: Men’s T-Shirts header has correct text</text:p>
          </table:table-cell>
          <table:table-cell table:style-name="ce24"/>
          <table:table-cell table:style-name="ce25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style-name="ce24" table:number-columns-repeated="2"/>
          <table:table-cell table:style-name="ce2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style-name="ce24"/>
          <table:table-cell table:style-name="ce25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text is visi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Correct text is displayed</text:p>
          </table:table-cell>
          <table:table-cell table:style-name="ce24"/>
          <table:table-cell table:style-name="ce2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1:</text:p>
          </table:table-cell>
          <table:table-cell table:style-name="ce24" office:value-type="string" calcext:value-type="string">
            <text:p>Scenario: Ladies T-Shirts header has correct text</text:p>
          </table:table-cell>
          <table:table-cell table:style-name="ce24"/>
          <table:table-cell table:style-name="ce25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style-name="ce24" table:number-columns-repeated="2"/>
          <table:table-cell table:style-name="ce2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style-name="ce24"/>
          <table:table-cell table:style-name="ce25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table:style-name="ce24" office:value-type="string" calcext:value-type="string">
            <text:p>The text is visible</text:p>
          </table:table-cell>
          <table:table-cell table:style-name="ce24"/>
          <table:table-cell table:style-name="ce25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table:style-name="ce24" office:value-type="string" calcext:value-type="string">
            <text:p>Correct text is displayed</text:p>
          </table:table-cell>
          <table:table-cell table:style-name="ce24"/>
          <table:table-cell table:style-name="ce2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8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is interactable on the homepage</text:p>
          </table:table-cell>
          <table:table-cell table:number-columns-repeated="8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eads to correct UR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is interactable on the homepage</text:p>
          </table:table-cell>
          <table:table-cell table:number-columns-repeated="8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eads to correct UR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is interactable on the homepage</text:p>
          </table:table-cell>
          <table:table-cell table:number-columns-repeated="8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eads to correct URL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is interactable on the homepage</text:p>
          </table:table-cell>
          <table:table-cell table:number-columns-repeated="8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interacted wi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eads to correct URL</text:p>
          </table:table-cell>
          <table:table-cell table:number-columns-repeated="8"/>
        </table:table-row>
      </table:table>
      <table:table table:name="Men's Outerwear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1"/>
          <table:table-cell table:style-name="ce23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3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.00.0000</text:date>, <text:time style:data-style-name="N2" text:time-value="18:26:15.82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0T18:55:14.272000000</dc:date>
    <meta:editing-duration>PT3H53M39S</meta:editing-duration>
    <meta:editing-cycles>19</meta:editing-cycles>
    <meta:generator>LibreOffice/7.6.2.1$Windows_X86_64 LibreOffice_project/56f7684011345957bbf33a7ee678afaf4d2ba333</meta:generator>
    <meta:document-statistic meta:table-count="8" meta:cell-count="597" meta:object-count="0"/>
  </office:meta>
</office:document-meta>
</file>